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om.xml Dependencies</text:p>
      <text:p text:style-name="Normal">xml</text:p>
      <text:p text:style-name="Normal">&lt;dependency&gt;</text:p>
      <text:p text:style-name="Normal"><text:s text:c="4"/>&lt;groupId&gt;org.springframework.boot&lt;/groupId&gt;</text:p>
      <text:p text:style-name="Normal"><text:s text:c="4"/>&lt;artifactId&gt;spring-boot-starter-security&lt;/artifactId&gt;</text:p>
      <text:p text:style-name="Normal">&lt;/dependency&gt;</text:p>
      <text:p text:style-name="Normal"/>
      <text:p text:style-name="Normal">&lt;dependency&gt;</text:p>
      <text:p text:style-name="Normal"><text:s text:c="4"/>&lt;groupId&gt;io.jsonwebtoken&lt;/groupId&gt;</text:p>
      <text:p text:style-name="Normal"><text:s text:c="4"/>&lt;artifactId&gt;jjwt-api&lt;/artifactId&gt;</text:p>
      <text:p text:style-name="Normal"><text:s text:c="4"/>&lt;version&gt;0.11.5&lt;/version&gt;</text:p>
      <text:p text:style-name="Normal">&lt;/dependency&gt;</text:p>
      <text:p text:style-name="Normal">&lt;dependency&gt;</text:p>
      <text:p text:style-name="Normal"><text:s text:c="4"/>&lt;groupId&gt;io.jsonwebtoken&lt;/groupId&gt;</text:p>
      <text:p text:style-name="Normal"><text:s text:c="4"/>&lt;artifactId&gt;jjwt-impl&lt;/artifactId&gt;</text:p>
      <text:p text:style-name="Normal"><text:s text:c="4"/>&lt;version&gt;0.11.5&lt;/version&gt;</text:p>
      <text:p text:style-name="Normal"><text:s text:c="4"/>&lt;scope&gt;runtime&lt;/scope&gt;</text:p>
      <text:p text:style-name="Normal">&lt;/dependency&gt;</text:p>
      <text:p text:style-name="Normal">&lt;dependency&gt;</text:p>
      <text:p text:style-name="Normal"><text:s text:c="4"/>&lt;groupId&gt;io.jsonwebtoken&lt;/groupId&gt;</text:p>
      <text:p text:style-name="Normal"><text:s text:c="4"/>&lt;artifactId&gt;jjwt-jackson&lt;/artifactId&gt;</text:p>
      <text:p text:style-name="Normal"><text:s text:c="4"/>&lt;version&gt;0.11.5&lt;/version&gt;</text:p>
      <text:p text:style-name="Normal"><text:s text:c="4"/>&lt;scope&gt;runtime&lt;/scope&gt;</text:p>
      <text:p text:style-name="Normal">&lt;/dependency&gt;</text:p>
      <text:p text:style-name="P2">JwtUtil.java</text:p>
      <text:p text:style-name="Normal">java</text:p>
      <text:p text:style-name="Normal">package com.cognizant.spring_learn.util;</text:p>
      <text:p text:style-name="Normal"/>
      <text:soft-page-break/>
      <text:p text:style-name="Normal">import io.jsonwebtoken.Jwts;</text:p>
      <text:p text:style-name="Normal">import io.jsonwebtoken.SignatureAlgorithm;</text:p>
      <text:p text:style-name="Normal">import io.jsonwebtoken.security.Keys;</text:p>
      <text:p text:style-name="Normal">import org.springframework.stereotype.Component;</text:p>
      <text:p text:style-name="Normal"/>
      <text:p text:style-name="Normal">import java.security.Key;</text:p>
      <text:p text:style-name="Normal">import java.util.Date;</text:p>
      <text:p text:style-name="Normal"/>
      <text:p text:style-name="Normal">@Component</text:p>
      <text:p text:style-name="Normal">public class JwtUtil {</text:p>
      <text:p text:style-name="Normal"/>
      <text:p text:style-name="Normal"><text:s text:c="4"/>private final Key secretKey = Keys.secretKeyFor(SignatureAlgorithm.HS256);</text:p>
      <text:p text:style-name="Normal"/>
      <text:p text:style-name="Normal"><text:s text:c="4"/>public String generateToken(String username) {</text:p>
      <text:p text:style-name="Normal"><text:s text:c="8"/>return Jwts.builder()</text:p>
      <text:p text:style-name="Normal"><text:s text:c="16"/>.setSubject(username)</text:p>
      <text:p text:style-name="Normal"><text:s text:c="16"/>.setIssuer("SpringLearnApp")</text:p>
      <text:p text:style-name="Normal"><text:s text:c="16"/>.setIssuedAt(new Date())</text:p>
      <text:p text:style-name="Normal"><text:s text:c="16"/>.setExpiration(new Date(System.currentTimeMillis() + 3600000)) // 1 hour</text:p>
      <text:p text:style-name="Normal"><text:s text:c="16"/>.signWith(secretKey)</text:p>
      <text:p text:style-name="Normal"><text:s text:c="16"/>.compact();</text:p>
      <text:p text:style-name="Normal"><text:s text:c="4"/>}</text:p>
      <text:p text:style-name="Normal">}</text:p>
      <text:p text:style-name="P3">AuthenticationRequest.java</text:p>
      <text:p text:style-name="Normal">java</text:p>
      <text:p text:style-name="Normal">package com.cognizant.spring_learn.model;</text:p>
      <text:p text:style-name="Normal"/>
      <text:p text:style-name="Normal">public class AuthenticationRequest {</text:p>
      <text:soft-page-break/>
      <text:p text:style-name="Normal"><text:s text:c="4"/>private String username;</text:p>
      <text:p text:style-name="Normal"><text:s text:c="4"/>private String password;</text:p>
      <text:p text:style-name="Normal"/>
      <text:p text:style-name="Normal"><text:s text:c="4"/>public AuthenticationRequest() {</text:p>
      <text:p text:style-name="Normal"><text:s text:c="4"/>}</text:p>
      <text:p text:style-name="Normal"/>
      <text:p text:style-name="Normal"><text:s text:c="4"/>public AuthenticationRequest(String username, String password) {</text:p>
      <text:p text:style-name="Normal"><text:s text:c="8"/>this.username = username;</text:p>
      <text:p text:style-name="Normal"><text:s text:c="8"/>this.password = password;</text:p>
      <text:p text:style-name="Normal"><text:s text:c="4"/>}</text:p>
      <text:p text:style-name="Normal"/>
      <text:p text:style-name="Normal"><text:s text:c="4"/>public String getUsername() {</text:p>
      <text:p text:style-name="Normal"><text:s text:c="8"/>return username;</text:p>
      <text:p text:style-name="Normal"><text:s text:c="4"/>}</text:p>
      <text:p text:style-name="Normal"/>
      <text:p text:style-name="Normal"><text:s text:c="4"/>public void setUsername(String username) {</text:p>
      <text:p text:style-name="Normal"><text:s text:c="8"/>this.username = username;</text:p>
      <text:p text:style-name="Normal"><text:s text:c="4"/>}</text:p>
      <text:p text:style-name="Normal"/>
      <text:p text:style-name="Normal"><text:s text:c="4"/>public String getPassword() {</text:p>
      <text:p text:style-name="Normal"><text:s text:c="8"/>return password;</text:p>
      <text:p text:style-name="Normal"><text:s text:c="4"/>}</text:p>
      <text:p text:style-name="Normal"/>
      <text:p text:style-name="Normal"><text:s text:c="4"/>public void setPassword(String password) {</text:p>
      <text:p text:style-name="Normal"><text:s text:c="8"/>this.password = password;</text:p>
      <text:p text:style-name="Normal"><text:s text:c="4"/>}</text:p>
      <text:p text:style-name="Normal">}</text:p>
      <text:p text:style-name="P4">AuthenticationResponse.java</text:p>
      <text:soft-page-break/>
      <text:p text:style-name="Normal">java</text:p>
      <text:p text:style-name="Normal">package com.cognizant.spring_learn.model;</text:p>
      <text:p text:style-name="Normal"/>
      <text:p text:style-name="Normal">public class AuthenticationResponse {</text:p>
      <text:p text:style-name="Normal"/>
      <text:p text:style-name="Normal"><text:s text:c="4"/>private String token;</text:p>
      <text:p text:style-name="Normal"/>
      <text:p text:style-name="Normal"><text:s text:c="4"/>public AuthenticationResponse(String token) {</text:p>
      <text:p text:style-name="Normal"><text:s text:c="8"/>this.token = token;</text:p>
      <text:p text:style-name="Normal"><text:s text:c="4"/>}</text:p>
      <text:p text:style-name="Normal"/>
      <text:p text:style-name="Normal"><text:s text:c="4"/>public String getToken() {</text:p>
      <text:p text:style-name="Normal"><text:s text:c="8"/>return token;</text:p>
      <text:p text:style-name="Normal"><text:s text:c="4"/>}</text:p>
      <text:p text:style-name="Normal"/>
      <text:p text:style-name="Normal"><text:s text:c="4"/>public void setToken(String token) {</text:p>
      <text:p text:style-name="Normal"><text:s text:c="8"/>this.token = token;</text:p>
      <text:p text:style-name="Normal"><text:s text:c="4"/>}</text:p>
      <text:p text:style-name="Normal">}</text:p>
      <text:p text:style-name="P5">AuthenticationController.java</text:p>
      <text:p text:style-name="Normal">java</text:p>
      <text:p text:style-name="Normal">package com.cognizant.spring_learn.controller;</text:p>
      <text:p text:style-name="Normal"/>
      <text:p text:style-name="Normal">import com.cognizant.spring_learn.model.AuthenticationRequest;</text:p>
      <text:p text:style-name="Normal">import com.cognizant.spring_learn.model.AuthenticationResponse;</text:p>
      <text:p text:style-name="Normal">import com.cognizant.spring_learn.util.JwtUtil;</text:p>
      <text:p text:style-name="Normal">import org.springframework.beans.factory.annotation.Autowired;</text:p>
      <text:p text:style-name="Normal">import org.springframework.web.bind.annotation.*;</text:p>
      <text:p text:style-name="Normal"/>
      <text:p text:style-name="Normal">@RestController</text:p>
      <text:p text:style-name="Normal">public class AuthenticationController {</text:p>
      <text:p text:style-name="Normal"/>
      <text:p text:style-name="Normal"><text:s text:c="4"/>@Autowired</text:p>
      <text:p text:style-name="Normal"><text:s text:c="4"/>private JwtUtil jwtUtil;</text:p>
      <text:p text:style-name="Normal"/>
      <text:p text:style-name="Normal"><text:s text:c="4"/>@PostMapping("/authenticate")</text:p>
      <text:p text:style-name="Normal"><text:s text:c="4"/>public AuthenticationResponse authenticate(@RequestBody AuthenticationRequest authRequest) {</text:p>
      <text:p text:style-name="Normal"><text:s text:c="8"/>if ("admin".equals(authRequest.getUsername()) &amp;&amp; "admin123".equals(authRequest.getPassword())) {</text:p>
      <text:p text:style-name="Normal"><text:s text:c="12"/>String token = jwtUtil.generateToken(authRequest.getUsername());</text:p>
      <text:p text:style-name="Normal"><text:s text:c="12"/>return new AuthenticationResponse(token);</text:p>
      <text:p text:style-name="Normal"><text:s text:c="8"/>} else {</text:p>
      <text:p text:style-name="Normal"><text:s text:c="12"/>throw new RuntimeException("Invalid credentials");</text:p>
      <text:p text:style-name="Normal"><text:s text:c="8"/>}</text:p>
      <text:p text:style-name="Normal"><text:s text:c="4"/>}</text:p>
      <text:p text:style-name="Normal">}</text:p>
      <text:p text:style-name="P6">SecurityConfig.java</text:p>
      <text:p text:style-name="Normal">java</text:p>
      <text:p text:style-name="Normal">package com.cognizant.spring_learn.config;</text:p>
      <text:p text:style-name="Normal"/>
      <text:p text:style-name="Normal">import org.springframework.context.annotation.Bean;</text:p>
      <text:p text:style-name="Normal">import org.springframework.context.annotation.Configuration;</text:p>
      <text:p text:style-name="Normal">import org.springframework.security.config.Customizer;</text:p>
      <text:p text:style-name="Normal">import org.springframework.security.config.annotation.web.builders.HttpSecurity;</text:p>
      <text:p text:style-name="Normal">import org.springframework.security.web.SecurityFilterChain;</text:p>
      <text:p text:style-name="Normal"/>
      <text:soft-page-break/>
      <text:p text:style-name="Normal">@Configuration</text:p>
      <text:p text:style-name="Normal">public class SecurityConfig {</text:p>
      <text:p text:style-name="Normal"/>
      <text:p text:style-name="Normal"><text:s text:c="4"/>@Bean</text:p>
      <text:p text:style-name="Normal"><text:s text:c="4"/>public SecurityFilterChain securityFilterChain(HttpSecurity http) throws Exception {</text:p>
      <text:p text:style-name="Normal"><text:s text:c="8"/>http.csrf(csrf -&gt; csrf.disable())</text:p>
      <text:p text:style-name="Normal"><text:s text:c="12"/>.authorizeHttpRequests(auth -&gt; auth</text:p>
      <text:p text:style-name="Normal"><text:s text:c="16"/>.requestMatchers("/authenticate").permitAll()</text:p>
      <text:p text:style-name="Normal"><text:s text:c="16"/>.anyRequest().authenticated()</text:p>
      <text:p text:style-name="Normal"><text:s text:c="12"/>)</text:p>
      <text:p text:style-name="Normal"><text:s text:c="12"/>.httpBasic(Customizer.withDefaults());</text:p>
      <text:p text:style-name="Normal"/>
      <text:p text:style-name="Normal"><text:s text:c="8"/>return http.build();</text:p>
      <text:p text:style-name="Normal"><text:s text:c="4"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11T14:29:00Z</meta:creation-date>
    <dc:date>2025-07-11T14:31:00Z</dc:date>
    <meta:template xlink:href="Normal.dotm" xlink:type="simple"/>
    <meta:editing-cycles>2</meta:editing-cycles>
    <meta:editing-duration>PT120S</meta:editing-duration>
    <meta:document-statistic meta:page-count="6" meta:paragraph-count="8" meta:word-count="622" meta:character-count="4162" meta:row-count="29" meta:non-whitespace-character-count="3548"/>
  </office:meta>
</office:document-meta>
</file>